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9"/>
          <table:table-cell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tudent Name (ID)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Midterm 1</text:p>
          </table:table-cell>
          <table:table-cell table:style-name="ce1" office:value-type="string" calcext:value-type="string">
            <text:p>Midterm 2</text:p>
          </table:table-cell>
          <table:table-cell table:style-name="ce1" office:value-type="string" calcext:value-type="string">
            <text:p>Midterm 3</text:p>
          </table:table-cell>
          <table:table-cell table:style-name="ce1" office:value-type="string" calcext:value-type="string">
            <text:p>Midterm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style-name="ce1" office:value-type="string" calcext:value-type="string">
            <text:p>Week 13</text:p>
          </table:table-cell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AVERAGE([.M3:.O3])" office:value-type="float" office:value="0.925925925925926" calcext:value-type="float">
            <text:p>0.925925925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K3])*0.2+[.L3]*0.1+[.M3]*0.1+[.N3]*0.1+[.O3]*0.1+[.P3]*0.1+[.Q3]*0.15+AVERAGE([.R3:.AD3])*0.15" office:value-type="float" office:value="0.906666666666667" calcext:value-type="float">
            <text:p>0.9066666667</text:p>
          </table:table-cell>
          <table:table-cell office:value-type="string" calcext:value-type="string">
            <text:p>Springer (20544908)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3/10" office:value-type="float" office:value="0.3" calcext:value-type="float">
            <text:p>0.3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AVERAGE([.M4:.O4])" office:value-type="float" office:value="0.856481481481482" calcext:value-type="float">
            <text:p>0.856481481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K4])*0.2+[.L4]*0.1+[.M4]*0.1+[.N4]*0.1+[.O4]*0.1+[.P4]*0.1+[.Q4]*0.15+AVERAGE([.R4:.AD4])*0.15" office:value-type="float" office:value="0.795833333333333" calcext:value-type="float">
            <text:p>0.7958333333</text:p>
          </table:table-cell>
          <table:table-cell office:value-type="string" calcext:value-type="string">
            <text:p>Condon (20514528)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M5:.O5])" office:value-type="float" office:value="0.796296296296296" calcext:value-type="float">
            <text:p>0.796296296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K5])*0.2+[.L5]*0.1+[.M5]*0.1+[.N5]*0.1+[.O5]*0.1+[.P5]*0.1+[.Q5]*0.15+AVERAGE([.R5:.AD5])*0.15" office:value-type="float" office:value="0.847083333333333" calcext:value-type="float">
            <text:p>0.8470833333</text:p>
          </table:table-cell>
          <table:table-cell office:value-type="string" calcext:value-type="string">
            <text:p>Palacio (20495983)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AVERAGE([.M6:.O6])" office:value-type="float" office:value="0.898148148148148" calcext:value-type="float">
            <text:p>0.898148148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K6])*0.2+[.L6]*0.1+[.M6]*0.1+[.N6]*0.1+[.O6]*0.1+[.P6]*0.1+[.Q6]*0.15+AVERAGE([.R6:.AD6])*0.15" office:value-type="float" office:value="0.902583333333333" calcext:value-type="float">
            <text:p>0.9025833333</text:p>
          </table:table-cell>
          <table:table-cell office:value-type="string" calcext:value-type="string">
            <text:p>Oaker (20495983)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AVERAGE([.M7:.O7])" office:value-type="float" office:value="0.87037037037037" calcext:value-type="float">
            <text:p>0.870370370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K7])*0.2+[.L7]*0.1+[.M7]*0.1+[.N7]*0.1+[.O7]*0.1+[.P7]*0.1+[.Q7]*0.15+AVERAGE([.R7:.AD7])*0.15" office:value-type="float" office:value="0.867736666666667" calcext:value-type="float">
            <text:p>0.8677366667</text:p>
          </table:table-cell>
          <table:table-cell office:value-type="string" calcext:value-type="string">
            <text:p>Perez (20485992)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5/10" office:value-type="float" office:value="0.5" calcext:value-type="float">
            <text:p>0.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M8:.O8])" office:value-type="float" office:value="0.87037037037037" calcext:value-type="float">
            <text:p>0.870370370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K8])*0.2+[.L8]*0.1+[.M8]*0.1+[.N8]*0.1+[.O8]*0.1+[.P8]*0.1+[.Q8]*0.15+AVERAGE([.R8:.AD8])*0.15" office:value-type="float" office:value="0.867846666666667" calcext:value-type="float">
            <text:p>0.8678466667</text:p>
          </table:table-cell>
          <table:table-cell office:value-type="string" calcext:value-type="string">
            <text:p>Castillo (20497026)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AVERAGE([.M9:.O9])" office:value-type="float" office:value="0.949074074074074" calcext:value-type="float">
            <text:p>0.949074074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K9])*0.2+[.L9]*0.1+[.M9]*0.1+[.N9]*0.1+[.O9]*0.1+[.P9]*0.1+[.Q9]*0.15+AVERAGE([.R9:.AD9])*0.15" office:value-type="float" office:value="0.90325" calcext:value-type="float">
            <text:p>0.90325</text:p>
          </table:table-cell>
          <table:table-cell office:value-type="string" calcext:value-type="string">
            <text:p>Washington (20504641)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/10" office:value-type="float" office:value="0.5" calcext:value-type="float">
            <text:p>0.5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AVERAGE([.M10:.O10])" office:value-type="float" office:value="0.875" calcext:value-type="float">
            <text:p>0.8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K10])*0.2+[.L10]*0.1+[.M10]*0.1+[.N10]*0.1+[.O10]*0.1+[.P10]*0.1+[.Q10]*0.15+AVERAGE([.R10:.AD10])*0.15" office:value-type="float" office:value="0.819903333333333" calcext:value-type="float">
            <text:p>0.8199033333</text:p>
          </table:table-cell>
          <table:table-cell office:value-type="string" calcext:value-type="string">
            <text:p>Telles (20590968)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M11:.O11])" office:value-type="float" office:value="0.962962962962963" calcext:value-type="float">
            <text:p>0.96296296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K11])*0.2+[.L11]*0.1+[.M11]*0.1+[.N11]*0.1+[.O11]*0.1+[.P11]*0.1+[.Q11]*0.15+AVERAGE([.R11:.AD11])*0.15" office:value-type="float" office:value="0.890986666666667" calcext:value-type="float">
            <text:p>0.8909866667</text:p>
          </table:table-cell>
          <table:table-cell office:value-type="string" calcext:value-type="string">
            <text:p>Mulrooney (20539107)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6/10" office:value-type="float" office:value="0.6" calcext:value-type="float">
            <text:p>0.6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AVERAGE([.M12:.O12])" office:value-type="float" office:value="0.796296296296296" calcext:value-type="float">
            <text:p>0.796296296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K12])*0.2+[.L12]*0.1+[.M12]*0.1+[.N12]*0.1+[.O12]*0.1+[.P12]*0.1+[.Q12]*0.15+AVERAGE([.R12:.AD12])*0.15" office:value-type="float" office:value="0.80432" calcext:value-type="float">
            <text:p>0.80432</text:p>
          </table:table-cell>
          <table:table-cell office:value-type="string" calcext:value-type="string">
            <text:p>Wertz (20470351)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AVERAGE([.M13:.O13])" office:value-type="float" office:value="0.87962962962963" calcext:value-type="float">
            <text:p>0.8796296296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K13])*0.2+[.L13]*0.1+[.M13]*0.1+[.N13]*0.1+[.O13]*0.1+[.P13]*0.1+[.Q13]*0.15+AVERAGE([.R13:.AD13])*0.15" office:value-type="float" office:value="0.888583333333333" calcext:value-type="float">
            <text:p>0.8885833333</text:p>
          </table:table-cell>
          <table:table-cell office:value-type="string" calcext:value-type="string">
            <text:p>Gabela (20487067)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M14:.O14])" office:value-type="float" office:value="0.849537037037037" calcext:value-type="float">
            <text:p>0.84953703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K14])*0.2+[.L14]*0.1+[.M14]*0.1+[.N14]*0.1+[.O14]*0.1+[.P14]*0.1+[.Q14]*0.15+AVERAGE([.R14:.AD14])*0.15" office:value-type="float" office:value="0.871291666666667" calcext:value-type="float">
            <text:p>0.8712916667</text:p>
          </table:table-cell>
          <table:table-cell office:value-type="string" calcext:value-type="string">
            <text:p>Leon (20545073)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6/8" office:value-type="float" office:value="0.75" calcext:value-type="float">
            <text:p>0.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AVERAGE([.M15:.O15])" office:value-type="float" office:value="0.847222222222222" calcext:value-type="float">
            <text:p>0.8472222222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K15])*0.2+[.L15]*0.1+[.M15]*0.1+[.N15]*0.1+[.O15]*0.1+[.P15]*0.1+[.Q15]*0.15+AVERAGE([.R15:.AD15])*0.15" office:value-type="float" office:value="0.83675" calcext:value-type="float">
            <text:p>0.83675</text:p>
          </table:table-cell>
          <table:table-cell office:value-type="string" calcext:value-type="string">
            <text:p>Choe (20580881)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/8" office:value-type="float" office:value="0.875" calcext:value-type="float">
            <text:p>0.875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M16:.O16])" office:value-type="float" office:value="0.726851851851852" calcext:value-type="float">
            <text:p>0.726851851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K16])*0.2+[.L16]*0.1+[.M16]*0.1+[.N16]*0.1+[.O16]*0.1+[.P16]*0.1+[.Q16]*0.15+AVERAGE([.R16:.AD16])*0.15" office:value-type="float" office:value="0.776013333333333" calcext:value-type="float">
            <text:p>0.7760133333</text:p>
          </table:table-cell>
          <table:table-cell office:value-type="string" calcext:value-type="string">
            <text:p>Castanos (20480929)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M17:.O17])" office:value-type="float" office:value="0.925925925925926" calcext:value-type="float">
            <text:p>0.925925925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K17])*0.2+[.L17]*0.1+[.M17]*0.1+[.N17]*0.1+[.O17]*0.1+[.P17]*0.1+[.Q17]*0.15+AVERAGE([.R17:.AD17])*0.15" office:value-type="float" office:value="0.917736666666667" calcext:value-type="float">
            <text:p>0.9177366667</text:p>
          </table:table-cell>
          <table:table-cell office:value-type="string" calcext:value-type="string">
            <text:p>Agajanian (20483558)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1/10" office:value-type="float" office:value="0.1" calcext:value-type="float">
            <text:p>0.1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M18:.O18])" office:value-type="float" office:value="0.840277777777778" calcext:value-type="float">
            <text:p>0.8402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K18])*0.2+[.L18]*0.1+[.M18]*0.1+[.N18]*0.1+[.O18]*0.1+[.P18]*0.1+[.Q18]*0.15+AVERAGE([.R18:.AD18])*0.15" office:value-type="float" office:value="0.808875" calcext:value-type="float">
            <text:p>0.808875</text:p>
          </table:table-cell>
          <table:table-cell office:value-type="string" calcext:value-type="string">
            <text:p>Ramos (20441197)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3.5/8" office:value-type="float" office:value="0.4375" calcext:value-type="float">
            <text:p>0.4375</text:p>
          </table:table-cell>
          <table:table-cell table:formula="of:=3.5/10" office:value-type="float" office:value="0.35" calcext:value-type="float">
            <text:p>0.3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AVERAGE([.M19:.O19])" office:value-type="float" office:value="0.835648148148148" calcext:value-type="float">
            <text:p>0.835648148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K19])*0.2+[.L19]*0.1+[.M19]*0.1+[.N19]*0.1+[.O19]*0.1+[.P19]*0.1+[.Q19]*0.15+AVERAGE([.R19:.AD19])*0.15" office:value-type="float" office:value="0.779778333333333" calcext:value-type="float">
            <text:p>0.7797783333</text:p>
          </table:table-cell>
          <table:table-cell office:value-type="string" calcext:value-type="string">
            <text:p>Littaua (20501122)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9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AVERAGE([.M20:.O20])" office:value-type="float" office:value="0.958333333333333" calcext:value-type="float">
            <text:p>0.958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0:.K20])*0.2+[.L20]*0.1+[.M20]*0.1+[.N20]*0.1+[.O20]*0.1+[.P20]*0.1+[.Q20]*0.15+AVERAGE([.R20:.AD20])*0.15" office:value-type="float" office:value="0.954333333333333" calcext:value-type="float">
            <text:p>0.9543333333</text:p>
          </table:table-cell>
          <table:table-cell office:value-type="string" calcext:value-type="string">
            <text:p>Van Butselaar (20604706)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table:formula="of:=6.5/12" office:value-type="float" office:value="0.541666666666667" calcext:value-type="float">
            <text:p>0.5416666667</text:p>
          </table:table-cell>
          <table:table-cell office:value-type="float" office:value="1" calcext:value-type="float">
            <text:p>1</text:p>
          </table:table-cell>
          <table:table-cell table:formula="of:=AVERAGE([.M21:.O21])" office:value-type="float" office:value="0.560185185185185" calcext:value-type="float">
            <text:p>0.5601851852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1:.K21])*0.2+[.L21]*0.1+[.M21]*0.1+[.N21]*0.1+[.O21]*0.1+[.P21]*0.1+[.Q21]*0.15+AVERAGE([.R21:.AD21])*0.15" office:value-type="float" office:value="0.60875" calcext:value-type="float">
            <text:p>0.60875</text:p>
          </table:table-cell>
          <table:table-cell office:value-type="string" calcext:value-type="string">
            <text:p>Ordonez (20482967)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6.5/8" office:value-type="float" office:value="0.8125" calcext:value-type="float">
            <text:p>0.812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6/10" office:value-type="float" office:value="0.6" calcext:value-type="float">
            <text:p>0.6</text:p>
          </table:table-cell>
          <table:table-cell table:formula="of:=6.75/9" office:value-type="float" office:value="0.75" calcext:value-type="float">
            <text:p>0.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M22:.O22])" office:value-type="float" office:value="0.791666666666667" calcext:value-type="float">
            <text:p>0.7916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2:.K22])*0.2+[.L22]*0.1+[.M22]*0.1+[.N22]*0.1+[.O22]*0.1+[.P22]*0.1+[.Q22]*0.15+AVERAGE([.R22:.AD22])*0.15" office:value-type="float" office:value="0.76716664" calcext:value-type="float">
            <text:p>0.76716664</text:p>
          </table:table-cell>
          <table:table-cell office:value-type="string" calcext:value-type="string">
            <text:p>Hernandez (20541553)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2/10" office:value-type="float" office:value="0.2" calcext:value-type="float">
            <text:p>0.2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7/12" office:value-type="float" office:value="0.583333333333333" calcext:value-type="float">
            <text:p>0.5833333333</text:p>
          </table:table-cell>
          <table:table-cell table:formula="of:=9/1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M23:.O23])" office:value-type="float" office:value="0.657407407407407" calcext:value-type="float">
            <text:p>0.657407407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3:.K23])*0.2+[.L23]*0.1+[.M23]*0.1+[.N23]*0.1+[.O23]*0.1+[.P23]*0.1+[.Q23]*0.15+AVERAGE([.R23:.AD23])*0.15" office:value-type="float" office:value="0.630833333333333" calcext:value-type="float">
            <text:p>0.6308333333</text:p>
          </table:table-cell>
          <table:table-cell office:value-type="string" calcext:value-type="string">
            <text:p>Tong (20486104)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AVERAGE([.M24:.O24])" office:value-type="float" office:value="0.912037037037037" calcext:value-type="float">
            <text:p>0.91203703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4:.K24])*0.2+[.L24]*0.1+[.M24]*0.1+[.N24]*0.1+[.O24]*0.1+[.P24]*0.1+[.Q24]*0.15+AVERAGE([.R24:.AD24])*0.15" office:value-type="float" office:value="0.865263333333333" calcext:value-type="float">
            <text:p>0.8652633333</text:p>
          </table:table-cell>
          <table:table-cell office:value-type="string" calcext:value-type="string">
            <text:p>Moore (20545106)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AVERAGE([.M25:.O25])" office:value-type="float" office:value="0.967592592592593" calcext:value-type="float">
            <text:p>0.9675925926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5:.K25])*0.2+[.L25]*0.1+[.M25]*0.1+[.N25]*0.1+[.O25]*0.1+[.P25]*0.1+[.Q25]*0.15+AVERAGE([.R25:.AD25])*0.15" office:value-type="float" office:value="0.962416666666667" calcext:value-type="float">
            <text:p>0.9624166667</text:p>
          </table:table-cell>
          <table:table-cell office:value-type="string" calcext:value-type="string">
            <text:p>Willrich (20519831)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office:value-type="float" office:value="1" calcext:value-type="float">
            <text:p>1</text:p>
          </table:table-cell>
          <table:table-cell table:formula="of:=AVERAGE([.M26:.O26])" office:value-type="float" office:value="0.960648148148148" calcext:value-type="float">
            <text:p>0.960648148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6:.K26])*0.2+[.L26]*0.1+[.M26]*0.1+[.N26]*0.1+[.O26]*0.1+[.P26]*0.1+[.Q26]*0.15+AVERAGE([.R26:.AD26])*0.15" office:value-type="float" office:value="0.945785666666667" calcext:value-type="float">
            <text:p>0.9457856667</text:p>
          </table:table-cell>
          <table:table-cell office:value-type="string" calcext:value-type="string">
            <text:p>Mai (20570758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6:41:36.550405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2-04T16:41:54.966887514</dc:date>
    <meta:editing-duration>PT9H4M41S</meta:editing-duration>
    <meta:editing-cycles>93</meta:editing-cycles>
    <meta:generator>LibreOffice/5.1.6.2$Linux_X86_64 LibreOffice_project/10m0$Build-2</meta:generator>
    <meta:document-statistic meta:table-count="1" meta:cell-count="805" meta:object-count="0"/>
  </office:meta>
</office:document-meta>
</file>